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توقیت کارب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046.0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 گھنا پن</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434.9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function</text:p>
          </table:table-cell>
          <table:table-cell office:value-type="string" calcext:value-type="string">
            <text:p>شناختی تفاعل <text:s/>f(x)=x</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form (L’Hospital rule)</text:p>
          </table:table-cell>
          <table:table-cell office:value-type="string" calcext:value-type="string">
            <text:p>وسطی روپ</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19">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3pt" draw:z-index="4" draw:style-name="gr3" draw:text-style-name="P3" svg:width="39.74pt" svg:height="15.05pt" svg:x="22.08pt" svg:y="16.67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49pt" draw:z-index="5" draw:style-name="gr3" draw:text-style-name="P3" svg:width="39.49pt" svg:height="15.05pt" svg:x="64.26pt" svg:y="13.86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5">00/00/0000</text:date>, <text:time style:data-style-name="N2" text:time-value="09:12:35.5380761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25T16:27:04.023762636</dc:date>
    <meta:editing-duration>P64DT31M11S</meta:editing-duration>
    <meta:editing-cycles>2801</meta:editing-cycles>
    <meta:generator>LibreOffice/6.0.7.3$Linux_X86_64 LibreOffice_project/00m0$Build-3</meta:generator>
    <meta:document-statistic meta:table-count="2" meta:cell-count="498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